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0f684" officeooo:paragraph-rsid="0010f684" style:font-size-asian="16pt" style:font-weight-asian="bold" style:font-size-complex="16pt" style:font-weight-complex="bold"/>
    </style:style>
    <style:style style:name="P2" style:family="paragraph" style:parent-style-name="Standard">
      <style:text-properties fo:font-size="12pt" fo:font-weight="normal" officeooo:rsid="0010f684" officeooo:paragraph-rsid="0010f684" style:font-size-asian="12pt" style:font-weight-asian="normal" style:font-size-complex="12pt" style:font-weight-complex="normal"/>
    </style:style>
    <style:style style:name="P3" style:family="paragraph" style:parent-style-name="Standard">
      <style:text-properties fo:font-variant="normal" fo:text-transform="none" fo:color="#ffffff" loext:opacity="100%" fo:font-size="12pt" fo:letter-spacing="normal" fo:font-weight="normal" officeooo:rsid="0010f684" officeooo:paragraph-rsid="0010f684" style:font-size-asian="12pt" style:font-weight-asian="normal" style:font-size-complex="12pt" style:font-weight-complex="normal"/>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style:font-name="Helvetica" fo:font-size="11.25pt" fo:font-style="normal"/>
    </style:style>
    <style:style style:name="T4" style:family="text">
      <style:text-properties style:font-name-complex="Helvetica" style:font-size-complex="11.25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s packages: </text:p>
      <text:p text:style-name="P1"/>
      <text:p text:style-name="P2">1- email_validator: ^2.1.17 <text:line-break/>2- carousel_slider: ^4.2.1 <text:line-break/>3- flutter_zoom_drawer: ^3.1.2 <text:line-break/>4- provider: ^6.1.1 <text:line-break/>5- firebase_core: ^2.24.2 <text:line-break/>6- firebase_auth: ^4.16.0 <text:line-break/>7- cloud_firestore: ^4.14.0</text:p>
      <text:p text:style-name="P2"/>
      <text:p text:style-name="P2">بدون مقدمات انا عارفه اني بسلم البروجيكت مش كامل بس الموضوع حصل غصب عني لاني ولدت يوم ١٠ /٢ يعني قبل التسليم بأسبوع كامل وكان قبلها مش عارفه اشتغل بقوتي في البروجيكت خلال فتره الكورس بسبب التزامات الحياه فقدر الله وماشاء فعل ... حبيت بس أوضح لحضرتك السبب لتفتكر انه إهمال مني او استهتار بمجهود حضرتك معانا خلال الكورس لاكن والله انا م بايدي .... وكلمه شكرا قليله بجد علي الي حضرتك عملته معانا ربنا يباركلك في علمك وحياتك</text:p>
      <text:p text:style-name="P3"><text:span text:style-name="T4">بدون مقدمات انا عارفه اني بسلم البروجيكت مش كامل بس الموضوع حصل غصب عني لاني ولدت يوم ١٠ </text:span><text:span text:style-name="T3">/</text:span><text:span text:style-name="T4">٢ يعني قبل التسليم بأسبوع كامل وكان قبلها مش عارفه اشتغل في البروجيكت خلال فتره الكورس بسبب التزامات الحياه فقدر الله وماشاء فعل </text:span><text:span text:style-name="T3">... </text:span><text:span text:style-name="T4">حبيت بس أوضح لحضرتك السبب لتفتكر انه إهمال مني او استهتار بمجهود حضرتك معانا خلال الكورس لاكن والله انا م بايدي </text:span><text:span text:style-name="T3">.... </text:span><text:span text:style-name="T4">وكلمه شكرا قليله بجد علي الي حضرتك عملته معانا ربنا يباركلك في عل</text:span></text:p>
      <text:p text:style-name="P2"/>
      <text:p text:style-name="P3"><text:span text:style-name="T4">بدون مقدمات انا عارفه اني بسلم البروجيكت مش كامل بس الموضوع حصل غصب عني لاني ولدت يوم ١٠ </text:span><text:span text:style-name="T3">/</text:span><text:span text:style-name="T4">٢ يعني قبل التسليم بأسبوع كامل وكان قبلها مش عارفه اشتغل في البروجيكت خلال فتره الكورس بسبب التزامات الحياه فقدر الله وماشاء فعل </text:span><text:span text:style-name="T3">... </text:span><text:span text:style-name="T4">حبيت بس أوضح لحضرتك السبب لتفتكر انه إهمال م او استهتار بمجهود حضرتك معانا خلال الكورس لاكن والله انا م بايدي </text:span><text:span text:style-name="T3">.... </text:span><text:span text:style-name="T4">وكلمه شكرا قليله بجد علي الي حضرتك عملته معانا ربنا يباركلك في علمك وحياتك</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5T10:44:58.224655721</meta:creation-date>
    <dc:date>2024-02-15T10:52:19.077847749</dc:date>
    <meta:editing-duration>PT7M22S</meta:editing-duration>
    <meta:editing-cycles>1</meta:editing-cycles>
    <meta:document-statistic meta:table-count="0" meta:image-count="0" meta:object-count="0" meta:page-count="1" meta:paragraph-count="5" meta:word-count="257" meta:character-count="1448" meta:non-whitespace-character-count="1189"/>
    <meta:generator>LibreOffice/7.3.7.2$Linux_X86_64 LibreOffice_project/30$Build-2</meta:generator>
  </office:meta>
</office:document-meta>
</file>